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rtChoose.StartChoose( StartElement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lateConsum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addEvent( Event ev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XTemplateGenerator.toDOMNodeList( String elementName , StartInstruction si , MyJexlContext jexlContext , StartElement macroCa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rs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rtOut.StartOut( StartElement raw , JXTExpression expr , Boolean len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rtFormatNumber.format( JexlContext jexl , JXPathContext jxp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JXCacheKe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Method.JSMethod( Scriptable scop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rtForEach.StartForEach( StartElement raw , JXTExpression items , JXTExpression var , JXTExpression varStatus , JXTExpression begin , JXTExpression end , JXTExpression step , Boolean len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ativeArray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FormatNumber.StartFormatNumber( StartElement raw , JXTExpression var , JXTExpression value , JXTExpression type , JXTExpression pattern , JXTExpression currencyCode , JXTExpression currencySymbol , JXTExpression isGroupingUsed , JXTExpression maxIntegerDigits , JXTExpression minIntegerDigits , JXTExpression maxFractionDigits , JXTExpression minFractionDigits , JXTExpression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SMethod.get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Method.get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Method.invoke( Object thisArg , Object [ ] args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7">
            <text:p text:style-name="Table_20_Contents">17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JXTemplateGenerator.getValue( JXTExpression expr , JexlContext jexlContext , JXPathContext jxpathContext , Boolean leni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JXTemplateGenerator.getKe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XCacheKey.JXCacheKey( String templateUri , Serializable template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JexlContext.getV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Eval.StartEval( StartElement raw , JXTExpressio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Variables.undeclareVariable( String va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JexlContext.setVars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TemplateGenerator.setup( SourceResolver resolver , Map objectModel , String src , Parameters parameter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JSIntrospector.getMethod( Object obj , String methodName , Object [ ] args , Info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gnorableWhitespace.IgnorableWhitespace( Location location , char [ ] chars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JexlContext.MyJexl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Define.finish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">
            <text:p text:style-name="Table_20_Contents">7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CopyAttribute.CopyAttribute( String namespaceURI , String localName , String raw , String typ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XTemplateGenerator.getNode( JXTExpression expr , JexlContext jexlContext , JXPathContext jxpathContext , Boolean lenien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">
            <text:p text:style-name="Table_20_Contents">2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Characters.Characters( Location location , char [ ] chars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en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tiveArray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start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FormatNumber.createFormatter( Locale loc , String 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criptableIterator.nex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arser.flushCha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Introspector.getPropertySet( Object obj , String identifier , Object arg , Info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.endElement( String namespaceURI , String localName , String raw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Parser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Element.EndElement( Location location , StartElement start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Variables.MyVariables( Object cocoon , Object bean , WebContinuation kont , Object request , Object session , Object context , Object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cationFacade.get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skippe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TagStatus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Adapter.setConsumer( XMLConsumer xml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rtFormatNumber.configureFormatter( NumberFormat formatter , Boolean isGroupingUsed , Number maxIntegerDigits , Number minIntegerDigits , Number maxFractionDigits , Number minFractionDigit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mplateConsu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Introspec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Holder.get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Holder.print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Introspector.getIterator( Object obj , Info 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JXSourceValidity.isVali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vent.Event( Location loc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Template.StartTemplate( StartElement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TagStatus.getSt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Method.isCache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TemplateGenerator.getBooleanValue( JXTExpression expr , JexlContext jexlContext , JXPathContext jxpath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able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XTemplateGenerator.gen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rtCDATA.StartCDATA(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SourceValidity.JXSourceValidity( SourceValidity sourceValidity , SourceValidity templateValid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.getStart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kippedEntity.SkippedEntity( Location location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PropertySet.get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Instruction.EndInstruction( Location locator , StartInstruction startInstru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XTemplateGenerator.getJXPath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Adapter.setup( SourceResolver resolver , Map objectModel , String src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rtOtherwise.StartOtherwise( StartElement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Holder.printStackTrace( PrintWriter p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lateConsumer.TemplateConsu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characters( char [ ] ch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riptable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JexlContext.get( Object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cessingInstruction.ProcessingInstruction( Location location ,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opTagStatus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Facade.getLin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refixMapping.EndPrefixMapping( Location location ,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rtPrefixMapping.StartPrefixMapping( Location location ,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Introspec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If.StartIf( StartElement raw , JXTExpression 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eAwareInstruction.LocaleAwareInstruction( StartElement startElement , JXTExpression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ativeArrayIterator.nex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arser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ropertySet.invoke( Object thisArg , Object rh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tartComment.StartComment( StartElement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ropertyGet.invoke( Object thisArg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JXTemplateGenerator.compileExpr( String expr , String errorPrefix , Location lo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rtFormatDate.StartFormatDate( StartElement raw , JXTExpression var , JXTExpression value , JXTExpression type , JXTExpression pattern , JXTExpression timeZone , JXTExpression dateStyle , JXTExpression timeStyle , JXTExpression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XTemplateGenerator.getConsu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JexlContext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Event.AttributeEvent( String namespaceURI , String localName , String raw ,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nsformerAdapt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PropertyGet.JSPropertyGet( Scriptable scop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teral.Literal( String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TemplateGenerator.getJexl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TemplateGenerator.getCurrentTemplateProperty( String propert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Introspec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rtWhen.StartWhen( StartElement raw , JXTExpression 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rrorHolder.ErrorHolder( Error er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rtElement.StartElement( Location location , String namespaceURI , String localName , String raw , Attributes attrs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9">
            <text:p text:style-name="Table_20_Contents">19</text:p>
          </table:table-cell>
          <table:table-cell office:value-type="float" office:value="88">
            <text:p text:style-name="Table_20_Contents">88</text:p>
          </table:table-cell>
        </table:table-row>
        <table:table-row>
          <table:table-cell office:value-type="string">
            <text:p text:style-name="Table_20_Contents">JXTemplateGen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CacheKey.equal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yVariables.getVariable( String varNam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ubstituteAttribute.SubstituteAttribute( String namespaceURI , String localName , String raw , String type , List subs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dCDATA.EndCDATA(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TExpression.JXTExpression( String raw , Object 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XTException.JXTException( String message , Location loc , Throwable th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TemplateGenerator.setContexts( Object contextObject , WebContinuation kont , Parameters parameters , Map objectMode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LoopTagStatus.getCur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ropertySet.isCache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lateConsum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XTemplateGen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TemplateGenerator.fillContext( Object contextObject , Map map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LocationFacade.getColumn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rtEntity.StartEntity( Location location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XCacheKe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XTemplateGenerator.compile( final String variable , boolean x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ser.startDTD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Set.StartSet( StartElement raw , JXTExpression var , JXTExpressio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XSourceValidity.isValid( SourceValidity otherValidit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XTemplateGenerator.characters( char [ ] ch , int offse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end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Entity.EndEntity( Location location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Event.TextEvent( Location location , char [ ] chars , int start , int length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5">
            <text:p text:style-name="Table_20_Contents">15</text:p>
          </table:table-cell>
          <table:table-cell office:value-type="float" office:value="73">
            <text:p text:style-name="Table_20_Contents">73</text:p>
          </table:table-cell>
        </table:table-row>
        <table:table-row>
          <table:table-cell office:value-type="string">
            <text:p text:style-name="Table_20_Contents">LocationFacade.LocationFacade( Location initial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rtFormatDate.createFormatter( Locale loc , String type , String dateStyle , String timeSty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XTemplateGenerator.getStringValue( JXTExpression expr , JexlContext jexlContext , JXPathContext jxpath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ativeArrayIterator.NativeArrayIterator( NativeArray ar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XTemplateGenerator.compileInt( String val , String msg , Location loc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rrorHolder.printStackTrace( PrintStream 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TagStatus.get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TemplateGenerator.parseLocale( String locale , String varia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tartDefine.StartDefine( StartElement raw , String namespac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ser.comment( char ch [ ]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mplateConsumer.setup( SourceResolver resolver , Map objectModel , String src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startElement( String namespaceURI , String localName , String qname , Attributes attrs )</text:p>
          </table:table-cell>
          <table:table-cell office:value-type="float" office:value="45">
            <text:p text:style-name="Table_20_Contents">45</text:p>
          </table:table-cell>
          <table:table-cell office:value-type="float" office:value="30">
            <text:p text:style-name="Table_20_Contents">30</text:p>
          </table:table-cell>
          <table:table-cell office:value-type="float" office:value="203">
            <text:p text:style-name="Table_20_Contents">203</text:p>
          </table:table-cell>
        </table:table-row>
        <table:table-row>
          <table:table-cell office:value-type="string">
            <text:p text:style-name="Table_20_Contents">Parser.start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Facade.getPublic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TagStatus.isL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TemplateGenerator.getValue( JXTExpression expr , JexlContext jexlContext , JXPathContext jxpath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TagStatus.is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TemplateGenerator.compileExpr( String inSt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StartParameter.StartParameter( StartElement raw , String name , String optional , String default_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rtImport.StartImport( StartElement raw , AttributeEvent uri , JXTExpression sel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ser.ignorableWhitespace( char [ ] ch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rtFormatNumber.setCurrency( NumberFormat formatter , String currencyCode , String currencySymbo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EndDTD.EndDTD(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Iterator.ScriptableIterator( Scriptable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XTemplateGenerator.getValidit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SPropertyGet.get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PropertySet.JSPropertySet( Scriptable scop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XTemplateGenerator.performGeneration( final XMLConsumer consumer , MyJexlContext jexlContext , JXPathContext jxpathContext , StartElement macroCall , Event startEvent , Event en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XTemplateGenerator.getNode( JXTExpression expr , JexlContext jexlContext , JXPathContext jxpath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Introspector.getPropertyGet( Object obj , String identifier , Info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XTemplateGenerator.getNumberValue( JXTExpression expr , JexlContext jexlContext , JXPathContext jxpath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XTemplateGen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rtFormatDate.format( JexlContext jexl , JXPathContext jxp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StartInstruction.StartInstruction( StartElement start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opTagStatus.getBe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Facade.setDocumentLocation( Location new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Variables.MyVariables( MyVariables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FormatDate.getStyle( String sty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tartDTD.StartDTD( Location location ,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XTemplateGenerator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vent.location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TemplateGenerator.call( Location location , StartElement macroCall , final XMLConsumer consumer , MyJexlContext jexlContext , JXPathContext jxpathContext , Event startEvent , Event end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yVariables.declareVariable( String var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TemplateGenerator.characters( JexlContext jexlContext , JXPathContext jxpathContext , TextEvent event , CharHandler handl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tartEvalBody.StartEvalBody( StartElement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Adapt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dDocument.EndDocument(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lateConsumer.setConsumer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Variables.isDeclaredVariable( String var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XTemplateGenerator.executeDOM( final XMLConsumer consumer , MyJexlContext jexlContext , JXPathContext jxpathContext ,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XTemplateGenerator.execute( final XMLConsumer consumer , MyJexlContext jexlContext , JXPathContext jxpathContext , StartElement macroCall , Event startEvent , Event endEvent )</text:p>
          </table:table-cell>
          <table:table-cell office:value-type="float" office:value="137">
            <text:p text:style-name="Table_20_Contents">137</text:p>
          </table:table-cell>
          <table:table-cell office:value-type="float" office:value="69">
            <text:p text:style-name="Table_20_Contents">69</text:p>
          </table:table-cell>
          <table:table-cell office:value-type="float" office:value="588">
            <text:p text:style-name="Table_20_Contents">588</text:p>
          </table:table-cell>
        </table:table-row>
        <table:table-row>
          <table:table-cell office:value-type="string">
            <text:p text:style-name="Table_20_Contents">LocaleAwareInstruction.getLocale( JexlContext jexl , JXPathContext jx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XTemplateGenerator.compileBoolean( String val , String msg , Location loc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PropertyGet.isCache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Document.StartDocument(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XTemplateGenerator.getIntValue( JXTExpression expr , JexlContext jexlContext , JXPathContext jxpath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JexlContext.MyJexlContext( MyJexlContext clos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